
<file path=META-INF/manifest.xml><?xml version="1.0" encoding="utf-8"?>
<manifest:manifes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>
  <manifest:file-entry manifest:media-type="application/vnd.oasis.opendocument.tex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  <manifest:file-entry manifest:media-type="application/vnd.oasis.opendocument.text" manifest:full-path="/"/>
</manifest:manifest>
</file>

<file path=content.xml><?xml version="1.0" encoding="utf-8"?>
<office:document-conten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1">
  <office:automatic-styles>
    <style:style style:family="table-column" style:name="Left_20_Column" style:display-name="Left Column">
      <style:table-column-properties style:column-width="3cm"/>
    </style:style>
    <style:style style:family="table-column" style:name="Right_20_Column" style:display-name="Right Column">
      <style:table-column-properties style:column-width="7.5cm"/>
    </style:style>
  </office:automatic-styles>
  <office:body>
    <office:text>
      <text:p text:style-name="Heading_20_1">Metadata of </text:p>
      <text:p text:style-name="Heading_20_2">Global information</text:p>
      <text:p text:style-name="Heading_20_3">Airports</text:p>
      <table:table>
        <table:table-column table:style-name="Left_20_Column" table:number-columns-repeated="1"/>
        <table:table-column table:style-name="Right_20_Column" table:number-columns-repeated="2"/>
        <table:table-row>
          <table:table-cell>
            <text:p text:style-name="Table_20_Contents">1</text:p>
          </table:table-cell>
          <table:table-cell>
            <text:p text:style-name="Table_20_Contents">Nouvelle-Zelande</text:p>
          </table:table-cell>
          <table:table-cell>
            <text:p text:style-name="Table_20_Contents">93.19</text:p>
          </table:table-cell>
        </table:table-row>
        <table:table-row>
          <table:table-cell>
            <text:p text:style-name="Table_20_Contents">2</text:p>
          </table:table-cell>
          <table:table-cell>
            <text:p text:style-name="Table_20_Contents">Australie</text:p>
          </table:table-cell>
          <table:table-cell>
            <text:p text:style-name="Table_20_Contents">87.45</text:p>
          </table:table-cell>
        </table:table-row>
        <table:table-row>
          <table:table-cell>
            <text:p text:style-name="Table_20_Contents">3</text:p>
          </table:table-cell>
          <table:table-cell>
            <text:p text:style-name="Table_20_Contents">Afrique du Sud</text:p>
          </table:table-cell>
          <table:table-cell>
            <text:p text:style-name="Table_20_Contents">86.44</text:p>
          </table:table-cell>
        </table:table-row>
        <table:table-row>
          <table:table-cell>
            <text:p text:style-name="Table_20_Contents">4</text:p>
          </table:table-cell>
          <table:table-cell>
            <text:p text:style-name="Table_20_Contents">Angleterre</text:p>
          </table:table-cell>
          <table:table-cell>
            <text:p text:style-name="Table_20_Contents">82.48</text:p>
          </table:table-cell>
        </table:table-row>
        <table:table-row>
          <table:table-cell>
            <text:p text:style-name="Table_20_Contents">5</text:p>
          </table:table-cell>
          <table:table-cell>
            <text:p text:style-name="Table_20_Contents">Irlande</text:p>
          </table:table-cell>
          <table:table-cell>
            <text:p text:style-name="Table_20_Contents">81.79</text:p>
          </table:table-cell>
        </table:table-row>
        <table:table-row>
          <table:table-cell>
            <text:p text:style-name="Table_20_Contents">6</text:p>
          </table:table-cell>
          <table:table-cell>
            <text:p text:style-name="Table_20_Contents">FranceMETADATOR</text:p>
          </table:table-cell>
          <table:table-cell>
            <text:p text:style-name="Table_20_Contents">81.66</text:p>
          </table:table-cell>
        </table:table-row>
        <table:table-row>
          <table:table-cell>
            <text:p text:style-name="Table_20_Contents">7</text:p>
          </table:table-cell>
          <table:table-cell>
            <text:p text:style-name="Table_20_Contents">Ecosse</text:p>
          </table:table-cell>
          <table:table-cell>
            <text:p text:style-name="Table_20_Contents">81.20</text:p>
          </table:table-cell>
        </table:table-row>
        <table:table-row>
          <table:table-cell>
            <text:p text:style-name="Table_20_Contents">8</text:p>
          </table:table-cell>
          <table:table-cell>
            <text:p text:style-name="Table_20_Contents">Argentine</text:p>
          </table:table-cell>
          <table:table-cell>
            <text:p text:style-name="Table_20_Contents">78.97</text:p>
          </table:table-cell>
        </table:table-row>
        <table:table-row>
          <table:table-cell>
            <text:p text:style-name="Table_20_Contents">9</text:p>
          </table:table-cell>
          <table:table-cell>
            <text:p text:style-name="Table_20_Contents">Pays de Galles</text:p>
          </table:table-cell>
          <table:table-cell>
            <text:p text:style-name="Table_20_Contents">77.04</text:p>
          </table:table-cell>
        </table:table-row>
        <table:table-row>
          <table:table-cell>
            <text:p text:style-name="Table_20_Contents">10</text:p>
          </table:table-cell>
          <table:table-cell>
            <text:p text:style-name="Table_20_Contents">Fidji</text:p>
          </table:table-cell>
          <table:table-cell>
            <text:p text:style-name="Table_20_Contents">74.05</text:p>
          </table:table-cell>
        </table:table-row>
      </table:table>
    </office:text>
  </office:body>
</office:document-content>
</file>

<file path=styles.xml><?xml version="1.0" encoding="utf-8"?>
<office:document-styles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1">
  <office:styles>
    <style:style style:family="paragraph" style:name="Heading_20_1" style:display-name="Heading 1">
      <style:paragraph-properties fo:break-before="true" fo:line-height="24pt"/>
      <style:text-properties fo:font-weight="bold" fo:font-family="Verdana" fo:font-size="20pt"/>
    </style:style>
    <style:style style:family="paragraph" style:name="Heading_20_2" style:display-name="Heading 2">
      <style:paragraph-properties fo:break-before="false" fo:line-height="24pt"/>
      <style:text-properties fo:font-weight="italic" fo:font-family="Verdana" fo:font-size="16pt"/>
    </style:style>
    <style:style style:family="paragraph" style:name="Heading_20_3" style:display-name="Heading 3">
      <style:paragraph-properties fo:break-before="false" fo:line-height="24pt"/>
      <style:text-properties fo:font-family="Verdana" fo:font-size="14pt"/>
    </style:style>
    <style:style style:family="paragraph" style:name="Table_20_Contents" style:display-name="Table Contents">
      <style:paragraph-properties text:number-lines="false" text:line-number="0"/>
    </style:style>
  </office:styles>
  <office:automatic-styles/>
</office:document-styles>
</file>

<file path=meta.xml><?xml version="1.0" encoding="utf-8"?>
<office:document-meta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1">
  <office:meta>
    <meta:generator>ODFPY/0.9.6</meta:generator>
  </office:meta>
</office:document-meta>
</file>